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sub>
                <mi>v</mi>
                <mi mathvariant="italic">en</mi>
              </msub>
            </mrow>
            <mi>cos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i>t</mi>
          </mrow>
        </mtd>
      </mtr>
      <mtr>
        <mtd>
          <mrow>
            <mrow>
              <mi>h</mi>
              <mo stretchy="false">=</mo>
              <msub>
                <mi>v</mi>
                <mi mathvariant="italic">en</mi>
              </msub>
            </mrow>
            <mi>sin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row>
              <mi>t</mi>
              <mo stretchy="false">−</mo>
              <mi>g</mi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i>h</mi>
            <mrow>
              <mi>'</mi>
              <mo stretchy="false">=</mo>
              <mrow>
                <mi>h</mi>
                <mo stretchy="false">+</mo>
                <mi mathvariant="italic">normrnd</mi>
              </mrow>
            </mrow>
            <mrow>
              <mo fence="true" form="prefix" stretchy="false">(</mo>
              <mrow>
                <mrow>
                  <mi>h</mi>
                  <mi>,</mi>
                  <mi mathvariant="italic">eps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err</mi>
            <mo stretchy="false">=</mo>
            <mrow>
              <mo stretchy="false">∑</mo>
              <msup>
                <mrow>
                  <mo fence="true" form="prefix" stretchy="false">(</mo>
                  <mrow>
                    <mrow>
                      <mi>h</mi>
                      <mo stretchy="false">−</mo>
                      <msup>
                        <mi mathvariant="italic">ax</mi>
                        <mn>2</mn>
                      </msup>
                      <mo stretchy="false">−</mo>
                      <mrow>
                        <mi>b</mi>
                        <mo stretchy="false">∗</mo>
                        <mi>x</mi>
                      </mrow>
                      <mo stretchy="false">−</mo>
                      <mi>c</mi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i mathvariant="italic">err</mi>
            <mo stretchy="false">→</mo>
            <mi mathvariant="italic">min</mi>
          </mrow>
        </mtd>
      </mtr>
      <mtr>
        <mtd>
          <mrow/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a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b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c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sub>
              <mi>h</mi>
              <mi mathvariant="italic">en</mi>
            </msub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i>v</mi>
            </mrow>
            <mi>cos</mi>
            <mrow>
              <mo fence="true" form="prefix" stretchy="false">(</mo>
              <mrow>
                <mi mathvariant="italic">betta</mi>
              </mrow>
              <mo fence="true" form="postfix" stretchy="false">)</mo>
            </mrow>
            <mi>t</mi>
          </mrow>
        </mtd>
      </mtr>
      <mtr>
        <mtd>
          <mrow>
            <mrow>
              <mi>h</mi>
              <mo stretchy="false">=</mo>
              <mi>v</mi>
            </mrow>
            <mi>sin</mi>
            <mrow>
              <mo fence="true" form="prefix" stretchy="false">(</mo>
              <mrow>
                <mi mathvariant="italic">betta</mi>
              </mrow>
              <mo fence="true" form="postfix" stretchy="false">)</mo>
            </mrow>
            <mrow>
              <mi>t</mi>
              <mo stretchy="false">−</mo>
              <mi>g</mi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i mathvariant="italic">betta</mi>
            <mrow>
              <mn>1</mn>
              <mo stretchy="false">=</mo>
              <mfrac>
                <mrow>
                  <mo fence="true" form="prefix" stretchy="false">(</mo>
                  <mrow>
                    <mrow>
                      <mi mathvariant="italic">asin</mi>
                      <mrow>
                        <mo fence="true" form="prefix" stretchy="false">(</mo>
                        <mrow>
                          <mfrac>
                            <mi mathvariant="italic">gx</mi>
                            <msup>
                              <mi>v</mi>
                              <mn>2</mn>
                            </msup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frac>
            </mrow>
          </mrow>
        </mtd>
      </mtr>
      <mtr>
        <mtd>
          <mrow/>
        </mtd>
      </mtr>
      <mtr>
        <mtd>
          <mrow>
            <mrow>
              <mi mathvariant="italic">coord</mi>
              <mo stretchy="false">=</mo>
              <mrow>
                <msub>
                  <mi>x</mi>
                  <mi mathvariant="italic">pusk</mi>
                </msub>
                <mo stretchy="false">+</mo>
                <mrow>
                  <mo fence="true" form="prefix" stretchy="false">(</mo>
                  <mrow>
                    <mrow>
                      <mi mathvariant="italic">location</mi>
                      <mo stretchy="false">−</mo>
                      <msub>
                        <mi>x</mi>
                        <mi mathvariant="italic">pusk</mi>
                      </msub>
                    </mrow>
                  </mrow>
                  <mo fence="true" form="postfix" stretchy="false">)</mo>
                </mrow>
              </mrow>
            </mrow>
            <mfrac>
              <mrow>
                <mo fence="true" form="prefix" stretchy="false">(</mo>
                <mrow>
                  <mrow>
                    <msub>
                      <mi>v</mi>
                      <mi mathvariant="italic">en</mi>
                    </msub>
                    <mi>cos</mi>
                    <mrow>
                      <mo fence="true" form="prefix" stretchy="false">(</mo>
                      <mrow>
                        <msub>
                          <mi mathvariant="italic">alef</mi>
                          <mi mathvariant="italic">en</mi>
                        </msub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sub>
                      <mi>v</mi>
                      <mi mathvariant="italic">pro</mi>
                    </msub>
                    <mi>cos</mi>
                    <mrow>
                      <mo fence="true" form="prefix" stretchy="false">(</mo>
                      <mrow>
                        <mrow>
                          <mi mathvariant="italic">betta</mi>
                          <mn>2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>
            <msub>
              <mi>t</mi>
              <mi mathvariant="italic">fly</mi>
            </msub>
            <mo stretchy="false">=</mo>
            <mfrac>
              <mi mathvariant="italic">coord</mi>
              <mrow>
                <mo fence="true" form="prefix" stretchy="false">(</mo>
                <mrow>
                  <mrow>
                    <msub>
                      <mi>v</mi>
                      <mi mathvariant="italic">pro</mi>
                    </msub>
                    <mi>cos</mi>
                    <mrow>
                      <mo fence="true" form="prefix" stretchy="false">(</mo>
                      <mrow>
                        <mrow>
                          <mi mathvariant="italic">betta</mi>
                          <mn>2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>
            <msub>
              <mi>h</mi>
              <mi mathvariant="italic">en</mi>
            </msub>
            <mrow>
              <mrow>
                <mo fence="true" form="prefix" stretchy="false">(</mo>
                <mrow>
                  <mi mathvariant="italic">coord</mi>
                </mrow>
                <mo fence="true" form="postfix" stretchy="false">)</mo>
              </mrow>
              <mo stretchy="false">=</mo>
              <msub>
                <mi>v</mi>
                <mi mathvariant="italic">pro</mi>
              </msub>
            </mrow>
            <mi>sin</mi>
            <mrow>
              <mo fence="true" form="prefix" stretchy="false">(</mo>
              <mrow>
                <mrow>
                  <mi mathvariant="italic">betta</mi>
                  <mn>2</mn>
                </mrow>
              </mrow>
              <mo fence="true" form="postfix" stretchy="false">)</mo>
            </mrow>
            <mrow>
              <msub>
                <mi>t</mi>
                <mi mathvariant="italic">fly</mi>
              </msub>
              <mo stretchy="false">−</mo>
              <mi>g</mi>
            </mrow>
            <mfrac>
              <msubsup>
                <mi>t</mi>
                <mi mathvariant="italic">fly</mi>
                <mn>2</mn>
              </msubsup>
              <mn>2</mn>
            </mfrac>
          </mrow>
        </mtd>
      </mtr>
      <mtr>
        <mtd>
          <mrow/>
        </mtd>
      </mtr>
      <mtr>
        <mtd>
          <mrow/>
        </mtd>
      </mtr>
    </mtable>
    <annotation encoding="StarMath 5.0">stack{

x = v_en cos(alef_en) t #
h = v_en sin( alef_en ) t - g t^2 over 2
#
#
#
h' = h + normrnd(h, eps )
#
#
#
err = sum (h-ax^2 - b*x-c)^2 #
err -&gt; min #
#
#
(partial err) over (partial a) = 0 #
(partial err) over (partial b) = 0 #
(partial err) over (partial c) = 0 #
h_en=ax^2+bx+c#
#
#
x = v cos( betta) t #
h = v sin( betta ) t - g t^2 over 2 #
#
#
betta1=(asin( gx over v^2 )) over 2 #
#
#
coord = x_pusk + ( location - x_pusk )  (v_en  cos (alef_en)) over (v_pro cos(betta2)) #
t_fly = coord over ( v_pro cos(betta2) )  #
h_en(coord) = v_pro sin( betta2 )t_fly-g t_fly^2 over 2
#}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20:20:35.372000000</meta:creation-date>
    <meta:generator>LibreOffice/7.2.0.4$Windows_X86_64 LibreOffice_project/9a9c6381e3f7a62afc1329bd359cc48accb6435b</meta:generator>
    <dc:date>2021-10-29T16:29:49.078000000</dc:date>
    <meta:editing-duration>PT8H46M49S</meta:editing-duration>
    <meta:editing-cycles>21</meta:editing-cycles>
  </office:meta>
</office:document-meta>
</file>